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2CC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ackground-color="#D9D9D9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9D9D9"/>
    </style:style>
    <style:style style:name="ce8" style:family="table-cell" style:parent-style-name="Default" style:data-style-name="N0">
      <style:table-cell-properties style:vertical-align="automatic" fo:background-color="#D9D9D9" style:repeat-content="false"/>
      <style:paragraph-properties fo:text-align="end" fo:margin-righ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50333333333333cm"/>
    </style:style>
    <style:style style:name="co2" style:family="table-column">
      <style:table-column-properties fo:break-before="auto" style:column-width="10.398125cm"/>
    </style:style>
    <style:style style:name="co3" style:family="table-column">
      <style:table-column-properties fo:break-before="auto" style:column-width="6.45583333333333cm"/>
    </style:style>
    <style:style style:name="co4" style:family="table-column">
      <style:table-column-properties fo:break-before="auto" style:column-width="5.715cm"/>
    </style:style>
    <style:style style:name="co5" style:family="table-column">
      <style:table-column-properties fo:break-before="auto" style:column-width="4.894791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86">
      <style:graphic-properties draw:fill="none" draw:stroke="dash" draw:stroke-dash="a84" svg:stroke-width="0.00694in" svg:stroke-color="#ff0000" draw:marker-end="a85" svg:stroke-opacity="100%" draw:stroke-linejoin="miter" svg:stroke-linecap="butt"/>
    </style:style>
    <style:style style:family="graphic" style:name="a50">
      <style:graphic-properties fo:wrap-option="wrap" fo:padding-top="0.05in" fo:padding-bottom="0.05in" fo:padding-left="0.1in" fo:padding-right="0.1in" draw:textarea-vertical-align="top" draw:textarea-horizontal-align="center" draw:fill="solid" draw:fill-color="#a6a6a6" draw:opacity="100%" draw:stroke="solid" svg:stroke-width="0.01389in" svg:stroke-color="#2f528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88">
      <style:graphic-properties draw:fill="none" draw:stroke="dash" draw:stroke-dash="a87" svg:stroke-width="0.00694in" svg:stroke-color="#ff0000" svg:stroke-opacity="100%" draw:stroke-linejoin="miter" svg:stroke-linecap="butt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top" draw:textarea-horizontal-align="left" draw:fill="solid" draw:fill-color="#92d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5in" fo:padding-bottom="0.05in" fo:padding-left="0.1in" fo:padding-right="0.1in" draw:textarea-vertical-align="top" draw:textarea-horizontal-align="center" draw:fill="solid" draw:fill-color="#a6a6a6" draw:opacity="100%" draw:stroke="solid" svg:stroke-width="0.01389in" svg:stroke-color="#2f528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.05in" fo:padding-bottom="0.05in" fo:padding-left="0.1in" fo:padding-right="0.1in" draw:textarea-vertical-align="top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59">
      <style:graphic-properties fo:wrap-option="wrap" fo:padding-top="0.05in" fo:padding-bottom="0.05in" fo:padding-left="0.1in" fo:padding-right="0.1in" draw:textarea-vertical-align="top" draw:textarea-horizontal-align="center" draw:fill="solid" draw:fill-color="#a6a6a6" draw:opacity="100%" draw:stroke="solid" svg:stroke-width="0.01389in" svg:stroke-color="#2f528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in" fo:padding-bottom="0.05in" fo:padding-left="0.1in" fo:padding-right="0.1in" draw:textarea-vertical-align="top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solid" draw:fill-color="#92d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draw:fill="solid" draw:fill-color="#92d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0">
      <style:graphic-properties draw:fill="none" draw:stroke="dash" draw:stroke-dash="a89" svg:stroke-width="0.00694in" svg:stroke-color="#ff0000" svg:stroke-opacity="100%" draw:stroke-linejoin="miter" svg:stroke-linecap="butt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5in" fo:padding-bottom="0.05in" fo:padding-left="0.1in" fo:padding-right="0.1in" draw:textarea-vertical-align="top" draw:textarea-horizontal-align="center" draw:fill="solid" draw:fill-color="#a6a6a6" draw:opacity="100%" draw:stroke="solid" svg:stroke-width="0.01389in" svg:stroke-color="#2f528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.05in" fo:padding-bottom="0.05in" fo:padding-left="0.1in" fo:padding-right="0.1in" draw:textarea-vertical-align="top" draw:textarea-horizontal-align="center" draw:fill="solid" draw:fill-color="#a6a6a6" draw:opacity="100%" draw:stroke="solid" svg:stroke-width="0.01389in" svg:stroke-color="#2f528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top" draw:textarea-horizontal-align="center" draw:fill="solid" draw:fill-color="#a6a6a6" draw:opacity="100%" draw:stroke="solid" svg:stroke-width="0.01389in" svg:stroke-color="#2f528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32">
      <style:graphic-properties fo:wrap-option="wrap" fo:padding-top="0.05in" fo:padding-bottom="0.05in" fo:padding-left="0.1in" fo:padding-right="0.1in" draw:textarea-vertical-align="top" draw:textarea-horizontal-align="left" draw:fill="solid" draw:fill-color="#92d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solid" draw:fill-color="#92d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solid" draw:fill-color="#92d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draw:fill="none" draw:stroke="dash" draw:stroke-dash="a69" svg:stroke-width="0.00694in" svg:stroke-color="#ff0000" draw:marker-end="a70" svg:stroke-opacity="100%" draw:stroke-linejoin="miter" svg:stroke-linecap="butt"/>
    </style:style>
    <style:style style:family="graphic" style:name="a74">
      <style:graphic-properties draw:fill="none" draw:stroke="dash" draw:stroke-dash="a72" svg:stroke-width="0.00694in" svg:stroke-color="#ff0000" draw:marker-end="a73" svg:stroke-opacity="100%" draw:stroke-linejoin="miter" svg:stroke-linecap="butt"/>
    </style:style>
    <style:style style:family="graphic" style:name="a77">
      <style:graphic-properties draw:fill="none" draw:stroke="dash" draw:stroke-dash="a75" svg:stroke-width="0.00694in" svg:stroke-color="#ff0000" draw:marker-end="a76" svg:stroke-opacity="100%" draw:stroke-linejoin="miter" svg:stroke-linecap="butt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top" draw:textarea-horizontal-align="left" draw:fill="solid" draw:fill-color="#92d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solid" draw:fill-color="#92d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5in" fo:padding-bottom="0.05in" fo:padding-left="0.1in" fo:padding-right="0.1in" draw:textarea-vertical-align="top" draw:textarea-horizontal-align="left" draw:fill="solid" draw:fill-color="#92d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top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draw:fill="none" draw:stroke="dash" draw:stroke-dash="a78" svg:stroke-width="0.00694in" svg:stroke-color="#ff0000" draw:marker-end="a79" svg:stroke-opacity="100%" draw:stroke-linejoin="miter" svg:stroke-linecap="butt"/>
    </style:style>
    <style:style style:family="graphic" style:name="a83">
      <style:graphic-properties draw:fill="none" draw:stroke="dash" draw:stroke-dash="a81" svg:stroke-width="0.00694in" svg:stroke-color="#ff0000" draw:marker-end="a82" svg:stroke-opacity="100%" draw:stroke-linejoin="miter" svg:stroke-linecap="butt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ject_Schedu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PROJECT SCHEDUL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CTIVITY</text:p>
          </table:table-cell>
          <table:table-cell office:value-type="string" table:style-name="ce3">
            <text:p>PREDECESSOR</text:p>
          </table:table-cell>
          <table:table-cell office:value-type="string" table:style-name="ce3">
            <text:p>DURATION (Months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up Lab*<text:s/></text:p>
          </table:table-cell>
          <table:table-cell office:value-type="string" table:style-name="ce4">
            <text:p>-</text:p>
          </table:table-cell>
          <table:table-cell office:value-type="float" office:value="4" table:style-name="ce5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velop QMS &amp; OHS Plan<text:s/></text:p>
          </table:table-cell>
          <table:table-cell office:value-type="string" table:style-name="ce4">
            <text:p>-</text:p>
          </table:table-cell>
          <table:table-cell office:value-type="float" office:value="2" table:style-name="ce5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velop Test Methods<text:s/></text:p>
          </table:table-cell>
          <table:table-cell office:value-type="string" table:style-name="ce4">
            <text:p>-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ff Recruitment<text:s/></text:p>
          </table:table-cell>
          <table:table-cell office:value-type="string" table:style-name="ce1">
            <text:p>Setup Lab + Develop QMS &amp; OHS Plan + Develop Test Methods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thod Validations<text:s/></text:p>
          </table:table-cell>
          <table:table-cell office:value-type="string" table:style-name="ce1">
            <text:p>Staff Recruitment</text:p>
          </table:table-cell>
          <table:table-cell office:value-type="float" office:value="3" table:style-name="ce5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AS Accreditation</text:p>
          </table:table-cell>
          <table:table-cell office:value-type="string" table:style-name="ce1">
            <text:p>Method Validations</text:p>
          </table:table-cell>
          <table:table-cell office:value-type="float" office:value="4" table:style-name="ce5">
            <text:p>4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16381"/>
        </table:table-row>
        <table:table-row table:style-name="ro1">
          <table:table-cell office:value-type="string" table:style-name="ce6">
            <text:p>TOTAL <text:s/>DURATION</text:p>
          </table:table-cell>
          <table:table-cell table:style-name="ce7"/>
          <table:table-cell office:value-type="float" office:value="12" table:style-name="ce8">
            <text:p>12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PROJECT SCHEDULE NETWORK DIAGRAM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custom-shape svg:x="0in" svg:y="0.13542in" svg:width="1.8125in" svg:height="0.28933in" draw:z-index="2" draw:id="id1" draw:style-name="a5" draw:name="Rectangle 9">
              <svg:title/>
              <svg:desc/>
              <text:p text:style-name="a4" text:class-names="" text:cond-style-name=""><text:span text:style-name="a3" text:class-names="">Setup lab*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connector draw:type="line" svg:x1="0.91667in" svg:y1="0.09375in" svg:x2="0.92708in" svg:y2="0.52083in" draw:z-index="30" draw:id="id29" draw:style-name="a88" draw:name="Straight Arrow Connector 61">
              <svg:title/>
              <svg:desc/>
            </draw:connector>
          </table:table-cell>
          <table:table-cell table:number-columns-repeated="16382"/>
        </table:table-row>
        <table:table-row table:style-name="ro1">
          <table:table-cell table:style-name="ce1">
            <draw:custom-shape svg:width="0.26042in" svg:height="0.16667in" draw:z-index="15" draw:id="id14" draw:style-name="a44" draw:transform="translate(-0.13021in -0.08333in) rotate(-5.55032) translate(1.96354in 0.09375in)" draw:name="Arrow: Right 31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4688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3"/>
                <draw:equation draw:name="f20" draw:formula="?f17 / ?f14"/>
                <draw:equation draw:name="f21" draw:formula="?f18 / ?f14"/>
                <draw:equation draw:name="f22" draw:formula="?f19 / 10800"/>
                <draw:equation draw:name="f23" draw:formula="?f12 + ?f22"/>
                <draw:equation draw:name="f24" draw:formula="$0 / ?f6"/>
                <draw:equation draw:name="f25" draw:formula="$1 / ?f7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>
            <draw:custom-shape svg:width="0.26042in" svg:height="0.16667in" draw:z-index="14" draw:id="id13" draw:style-name="a41" draw:transform="translate(-0.13021in -0.08333in) rotate(-0.77632) translate(2.02604in 0.10417in)" draw:name="Arrow: Right 30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4688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3"/>
                <draw:equation draw:name="f20" draw:formula="?f17 / ?f14"/>
                <draw:equation draw:name="f21" draw:formula="?f18 / ?f14"/>
                <draw:equation draw:name="f22" draw:formula="?f19 / 10800"/>
                <draw:equation draw:name="f23" draw:formula="?f12 + ?f22"/>
                <draw:equation draw:name="f24" draw:formula="$0 / ?f6"/>
                <draw:equation draw:name="f25" draw:formula="$1 / ?f7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6382"/>
        </table:table-row>
        <table:table-row table:style-name="ro1">
          <table:table-cell/>
          <table:table-cell table:style-name="ce1">
            <draw:custom-shape svg:x="2.22917in" svg:y="0.11458in" svg:width="1.59375in" svg:height="0.47767in" draw:z-index="5" draw:id="id4" draw:style-name="a14" draw:name="Rectangle 14">
              <svg:title/>
              <svg:desc/>
              <text:p text:style-name="a13" text:class-names="" text:cond-style-name=""><text:span text:style-name="a12" text:class-names="">Staff recruitment &amp; training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/>
          <table:table-cell table:style-name="ce1">
            <draw:custom-shape svg:x="0.22917in" svg:y="0.19792in" svg:width="1.8125in" svg:height="0.66602in" draw:z-index="7" draw:id="id6" draw:style-name="a20" draw:name="Rectangle 16">
              <svg:title/>
              <svg:desc/>
              <text:p text:style-name="a19" text:class-names="" text:cond-style-name=""><text:span text:style-name="a18" text:class-names="">SANAS accreditaion (Application to assessment date)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0"/>
        </table:table-row>
        <table:table-row table:style-name="ro1">
          <table:table-cell table:style-name="ce1">
            <draw:custom-shape svg:x="2.15625in" svg:y="0.01042in" svg:width="1.8125in" svg:height="0.28933in" draw:z-index="3" draw:id="id2" draw:style-name="a8" draw:name="Rectangle 10">
              <svg:title/>
              <svg:desc/>
              <text:p text:style-name="a7" text:class-names="" text:cond-style-name=""><text:span text:style-name="a6" text:class-names="">Develop QMS<text:s text:c="1"/>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.86458in" svg:y="0.0625in" svg:width="0.26042in" svg:height="0.16667in" draw:z-index="9" draw:id="id8" draw:style-name="a26" draw:name="Arrow: Right 22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4688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3"/>
                <draw:equation draw:name="f20" draw:formula="?f17 / ?f14"/>
                <draw:equation draw:name="f21" draw:formula="?f18 / ?f14"/>
                <draw:equation draw:name="f22" draw:formula="?f19 / 10800"/>
                <draw:equation draw:name="f23" draw:formula="?f12 + ?f22"/>
                <draw:equation draw:name="f24" draw:formula="$0 / ?f6"/>
                <draw:equation draw:name="f25" draw:formula="$1 / ?f7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  <draw:custom-shape svg:x="0in" svg:y="0.01042in" svg:width="1.8125in" svg:height="0.28933in" draw:z-index="1" draw:id="id0" draw:style-name="a2" draw:name="Rectangle 7">
              <svg:title/>
              <svg:desc/>
              <text:p text:style-name="a1" text:class-names="" text:cond-style-name=""><text:span text:style-name="a0" text:class-names="">Start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1.86458in" svg:y="0.07292in" svg:width="0.26042in" svg:height="0.16667in" draw:z-index="12" draw:id="id11" draw:style-name="a35" draw:name="Arrow: Right 26">
              <svg:title/>
              <svg:desc/>
              <text:p text:style-name="a34" text:class-names="" text:cond-style-name=""><text:span text:style-name="a33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4688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3"/>
                <draw:equation draw:name="f20" draw:formula="?f17 / ?f14"/>
                <draw:equation draw:name="f21" draw:formula="?f18 / ?f14"/>
                <draw:equation draw:name="f22" draw:formula="?f19 / 10800"/>
                <draw:equation draw:name="f23" draw:formula="?f12 + ?f22"/>
                <draw:equation draw:name="f24" draw:formula="$0 / ?f6"/>
                <draw:equation draw:name="f25" draw:formula="$1 / ?f7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  <draw:custom-shape svg:x="3.85417in" svg:y="0.05208in" svg:width="0.26042in" svg:height="0.16667in" draw:z-index="11" draw:id="id10" draw:style-name="a32" draw:name="Arrow: Right 25">
              <svg:title/>
              <svg:desc/>
              <text:p text:style-name="a31" text:class-names="" text:cond-style-name=""><text:span text:style-name="a30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4688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3"/>
                <draw:equation draw:name="f20" draw:formula="?f17 / ?f14"/>
                <draw:equation draw:name="f21" draw:formula="?f18 / ?f14"/>
                <draw:equation draw:name="f22" draw:formula="?f19 / 10800"/>
                <draw:equation draw:name="f23" draw:formula="?f12 + ?f22"/>
                <draw:equation draw:name="f24" draw:formula="$0 / ?f6"/>
                <draw:equation draw:name="f25" draw:formula="$1 / ?f7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>
            <draw:custom-shape svg:x="1.97917in" svg:y="0.05208in" svg:width="0.26042in" svg:height="0.16667in" draw:z-index="10" draw:id="id9" draw:style-name="a29" draw:name="Arrow: Right 24">
              <svg:title/>
              <svg:desc/>
              <text:p text:style-name="a28" text:class-names="" text:cond-style-name=""><text:span text:style-name="a27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4688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3"/>
                <draw:equation draw:name="f20" draw:formula="?f17 / ?f14"/>
                <draw:equation draw:name="f21" draw:formula="?f18 / ?f14"/>
                <draw:equation draw:name="f22" draw:formula="?f19 / 10800"/>
                <draw:equation draw:name="f23" draw:formula="?f12 + ?f22"/>
                <draw:equation draw:name="f24" draw:formula="$0 / ?f6"/>
                <draw:equation draw:name="f25" draw:formula="$1 / ?f7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  <draw:custom-shape svg:x="0.09375in" svg:y="0in" svg:width="1.8125in" svg:height="0.66602in" draw:z-index="6" draw:id="id5" draw:style-name="a17" draw:name="Rectangle 15">
              <svg:title/>
              <svg:desc/>
              <text:p text:style-name="a16" text:class-names="" text:cond-style-name=""><text:span text:style-name="a15" text:class-names="">Method Validations, <text:s text:c="1"/>Proficiency testing and internal auditing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/>
          <table:table-cell table:style-name="ce1">
            <draw:custom-shape svg:x="0.76042in" svg:y="0.0625in" svg:width="0.26042in" svg:height="0.16667in" draw:z-index="18" draw:id="id17" draw:style-name="a53" draw:name="Arrow: Right 36">
              <svg:title/>
              <svg:desc/>
              <text:p text:style-name="a52" text:class-names="" text:cond-style-name=""><text:span text:style-name="a51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4688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3"/>
                <draw:equation draw:name="f20" draw:formula="?f17 / ?f14"/>
                <draw:equation draw:name="f21" draw:formula="?f18 / ?f14"/>
                <draw:equation draw:name="f22" draw:formula="?f19 / 10800"/>
                <draw:equation draw:name="f23" draw:formula="?f12 + ?f22"/>
                <draw:equation draw:name="f24" draw:formula="$0 / ?f6"/>
                <draw:equation draw:name="f25" draw:formula="$1 / ?f7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  <draw:custom-shape svg:x="1.05208in" svg:y="0in" svg:width="1.8125in" svg:height="0.28933in" draw:z-index="8" draw:id="id7" draw:style-name="a23" draw:name="Rectangle 18">
              <svg:title/>
              <svg:desc/>
              <text:p text:style-name="a22" text:class-names="" text:cond-style-name=""><text:span text:style-name="a21" text:class-names="">Finish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>
            <draw:connector draw:type="line" svg:x1="0.97917in" svg:y1="0.19792in" svg:x2="0.97917in" svg:y2="1.35417in" draw:z-index="27" draw:id="id26" draw:style-name="a80" draw:name="Straight Arrow Connector 52">
              <svg:title/>
              <svg:desc/>
            </draw:connector>
          </table:table-cell>
          <table:table-cell table:number-columns-repeated="16381"/>
        </table:table-row>
        <table:table-row table:style-name="ro1">
          <table:table-cell table:style-name="ce1">
            <draw:connector draw:type="line" svg:x1="0.85417in" svg:y1="0in" svg:x2="0.85417in" svg:y2="1.15625in" draw:z-index="24" draw:id="id23" draw:style-name="a71" draw:name="Straight Arrow Connector 46">
              <svg:title/>
              <svg:desc/>
            </draw:connector>
            <draw:custom-shape svg:width="0.26042in" svg:height="0.16667in" draw:z-index="13" draw:id="id12" draw:style-name="a38" draw:transform="translate(-0.13021in -0.08333in) rotate(-0.77632) translate(1.98437in 0.19792in)" draw:name="Arrow: Right 28">
              <svg:title/>
              <svg:desc/>
              <text:p text:style-name="a37" text:class-names="" text:cond-style-name=""><text:span text:style-name="a36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4688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3"/>
                <draw:equation draw:name="f20" draw:formula="?f17 / ?f14"/>
                <draw:equation draw:name="f21" draw:formula="?f18 / ?f14"/>
                <draw:equation draw:name="f22" draw:formula="?f19 / 10800"/>
                <draw:equation draw:name="f23" draw:formula="?f12 + ?f22"/>
                <draw:equation draw:name="f24" draw:formula="$0 / ?f6"/>
                <draw:equation draw:name="f25" draw:formula="$1 / ?f7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>
            <draw:connector draw:type="line" svg:x1="3in" svg:y1="0.01042in" svg:x2="3in" svg:y2="1.16667in" draw:z-index="26" draw:id="id25" draw:style-name="a77" draw:name="Straight Arrow Connector 49">
              <svg:title/>
              <svg:desc/>
            </draw:connector>
            <draw:custom-shape svg:width="0.26042in" svg:height="0.16667in" draw:z-index="16" draw:id="id15" draw:style-name="a47" draw:transform="translate(-0.13021in -0.08333in) rotate(-5.55032) translate(2.03646in 0.1875in)" draw:name="Arrow: Right 33">
              <svg:title/>
              <svg:desc/>
              <text:p text:style-name="a46" text:class-names="" text:cond-style-name=""><text:span text:style-name="a45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4688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3"/>
                <draw:equation draw:name="f20" draw:formula="?f17 / ?f14"/>
                <draw:equation draw:name="f21" draw:formula="?f18 / ?f14"/>
                <draw:equation draw:name="f22" draw:formula="?f19 / 10800"/>
                <draw:equation draw:name="f23" draw:formula="?f12 + ?f22"/>
                <draw:equation draw:name="f24" draw:formula="$0 / ?f6"/>
                <draw:equation draw:name="f25" draw:formula="$1 / ?f7"/>
                <draw:handle draw:handle-position="$0 $1" draw:handle-position-x="$0" draw:handle-position-y="$1" draw:handle-range-x-minimum="0" draw:handle-range-x-maximum="21600" draw:handle-range-y-minimum="0" draw:handle-range-y-maximum="10800"/>
              </draw:enhanced-geometry>
            </draw:custom-shape>
            <draw:connector draw:type="line" svg:x1="0.92708in" svg:y1="0in" svg:x2="0.92708in" svg:y2="0.4375in" draw:z-index="31" draw:id="id30" draw:style-name="a90" draw:name="Straight Arrow Connector 64">
              <svg:title/>
              <svg:desc/>
            </draw:connector>
          </table:table-cell>
          <table:table-cell/>
          <table:table-cell table:style-name="ce1">
            <draw:connector draw:type="line" svg:x1="1.16667in" svg:y1="0.02083in" svg:x2="1.16667in" svg:y2="1.17708in" draw:z-index="25" draw:id="id24" draw:style-name="a74" draw:name="Straight Arrow Connector 48">
              <svg:title/>
              <svg:desc/>
            </draw:connector>
          </table:table-cell>
          <table:table-cell table:style-name="ce1">
            <draw:connector draw:type="line" svg:x1="1.84375in" svg:y1="0in" svg:x2="1.84375in" svg:y2="1.15625in" draw:z-index="28" draw:id="id27" draw:style-name="a83" draw:name="Straight Arrow Connector 54">
              <svg:title/>
              <svg:desc/>
            </draw:connector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custom-shape svg:x="0.01042in" svg:y="0.09375in" svg:width="1.8125in" svg:height="0.47767in" draw:z-index="4" draw:id="id3" draw:style-name="a11" draw:name="Rectangle 12">
              <svg:title/>
              <svg:desc/>
              <text:p text:style-name="a10" text:class-names="" text:cond-style-name=""><text:span text:style-name="a9" text:class-names="">Develop test methods &amp; SOPs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connector draw:type="line" svg:x1="0.95833in" svg:y1="0.01042in" svg:x2="0.95833in" svg:y2="0.38542in" draw:z-index="29" draw:id="id28" draw:style-name="a86" draw:name="Straight Arrow Connector 57">
              <svg:title/>
              <svg:desc/>
            </draw:connector>
          </table:table-cell>
          <table:table-cell table:number-columns-repeated="16382"/>
        </table:table-row>
        <table:table-row table:style-name="ro1">
          <table:table-cell/>
          <table:table-cell table:style-name="ce1">
            <draw:custom-shape svg:x="2.17708in" svg:y="0.19792in" svg:width="1.8125in" svg:height="0.28933in" draw:z-index="21" draw:id="id20" draw:style-name="a62" draw:name="Rectangle 40">
              <svg:title/>
              <svg:desc/>
              <text:p text:style-name="a61" text:class-names="" text:cond-style-name=""><text:span text:style-name="a60" text:class-names="">1 Month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1875in" svg:y="0.1875in" svg:width="1.8125in" svg:height="0.28933in" draw:z-index="20" draw:id="id19" draw:style-name="a59" draw:name="Rectangle 38">
              <svg:title/>
              <svg:desc/>
              <text:p text:style-name="a58" text:class-names="" text:cond-style-name=""><text:span text:style-name="a57" text:class-names=""><text:s text:c="1"/>6 Months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25in" svg:y="0.19792in" svg:width="1.8125in" svg:height="0.28933in" draw:z-index="22" draw:id="id21" draw:style-name="a65" draw:name="Rectangle 41">
              <svg:title/>
              <svg:desc/>
              <text:p text:style-name="a64" text:class-names="" text:cond-style-name=""><text:span text:style-name="a63" text:class-names="">4 Months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1.02083in" svg:y="0.1875in" svg:width="1.8125in" svg:height="0.47767in" draw:z-index="23" draw:id="id22" draw:style-name="a68" draw:name="Rectangle 43">
              <svg:title/>
              <svg:desc/>
              <text:p text:style-name="a67" text:class-names="" text:cond-style-name=""><text:span text:style-name="a66" text:class-names="">Dependent on prederessors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9"/>
        </table:table-row>
        <table:table-row table:style-name="ro1">
          <table:table-cell table:style-name="ce1">
            <draw:custom-shape svg:x="0in" svg:y="0in" svg:width="1.8125in" svg:height="0.28933in" draw:z-index="17" draw:id="id16" draw:style-name="a50" draw:name="Rectangle 35">
              <svg:title/>
              <svg:desc/>
              <text:p text:style-name="a49" text:class-names="" text:cond-style-name=""><text:span text:style-name="a48" text:class-names="">0 Months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in" svg:y="0in" svg:width="1.8125in" svg:height="0.28933in" draw:z-index="19" draw:id="id18" draw:style-name="a56" draw:name="Rectangle 37">
              <svg:title/>
              <svg:desc/>
              <text:p text:style-name="a55" text:class-names="" text:cond-style-name=""><text:span text:style-name="a54" text:class-names="">6 Months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B* Lab Setup includes: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quisition of premi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rastructural develop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rnishing Laborato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rchase &amp; commissioning of equipment</text:p>
          </table:table-cell>
          <table:table-cell table:number-columns-repeated="16383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73" svg:viewBox="0 0 20 30" svg:d="m10 0-10 30h20z"/>
    <draw:marker draw:name="a85" svg:viewBox="0 0 20 30" svg:d="m10 0-10 30h20z"/>
    <draw:marker draw:name="a76" svg:viewBox="0 0 20 30" svg:d="m10 0-10 30h20z"/>
    <draw:marker draw:name="a70" svg:viewBox="0 0 20 30" svg:d="m10 0-10 30h20z"/>
    <draw:marker draw:name="a82" svg:viewBox="0 0 20 30" svg:d="m10 0-10 30h20z"/>
    <draw:marker draw:name="a79" svg:viewBox="0 0 20 30" svg:d="m10 0-10 30h20z"/>
    <draw:stroke-dash draw:name="a69" draw:style="rect" draw:dots1="1" draw:dots1-length="0.05556in" draw:distance="0.05556in"/>
    <draw:stroke-dash draw:name="a75" draw:style="rect" draw:dots1="1" draw:dots1-length="0.05556in" draw:distance="0.05556in"/>
    <draw:stroke-dash draw:name="a87" draw:style="rect" draw:dots1="1" draw:dots1-length="0.05556in" draw:distance="0.05556in"/>
    <draw:stroke-dash draw:name="a81" draw:style="rect" draw:dots1="1" draw:dots1-length="0.05556in" draw:distance="0.05556in"/>
    <draw:stroke-dash draw:name="a89" draw:style="rect" draw:dots1="1" draw:dots1-length="0.05556in" draw:distance="0.05556in"/>
    <draw:stroke-dash draw:name="a78" draw:style="rect" draw:dots1="1" draw:dots1-length="0.05556in" draw:distance="0.05556in"/>
    <draw:stroke-dash draw:name="a72" draw:style="rect" draw:dots1="1" draw:dots1-length="0.05556in" draw:distance="0.05556in"/>
    <draw:stroke-dash draw:name="a84" draw:style="rect" draw:dots1="1" draw:dots1-length="0.05556in" draw:distance="0.05556in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Macleans</meta:initial-creator>
    <dc:creator>Macleans C Chimwenye</dc:creator>
    <meta:creation-date>2020-10-24T14:46:07Z</meta:creation-date>
    <dc:date>2025-02-20T19:20:07Z</dc:date>
    <meta:print-date>2021-04-05T16:10:04Z</meta:print-date>
  </office:meta>
</office:document-meta>
</file>